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rsid="001ba347" officeooo:paragraph-rsid="001ba347"/>
    </style:style>
    <style:style style:name="P2" style:family="paragraph" style:parent-style-name="Standard">
      <style:text-properties officeooo:paragraph-rsid="001ba347"/>
    </style:style>
    <style:style style:name="P3" style:family="paragraph" style:parent-style-name="Standard">
      <style:text-properties officeooo:rsid="001d7ba0" officeooo:paragraph-rsid="001d7ba0"/>
    </style:style>
    <style:style style:name="P4" style:family="paragraph" style:parent-style-name="Standard">
      <style:text-properties officeooo:paragraph-rsid="001d7ba0"/>
    </style:style>
    <style:style style:name="T1" style:family="text">
      <style:text-properties officeooo:rsid="001ba347"/>
    </style:style>
    <style:style style:name="T2" style:family="text">
      <style:text-properties officeooo:rsid="001d7ba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 başla</text:p>
      <text:p text:style-name="P3">2.sayac = 1</text:p>
      <text:p text:style-name="P3">3. sayac = sayac+1</text:p>
      <text:p text:style-name="P2"><text:span text:style-name="T2">4.YAZ “ sayı giriniz”</text:span></text:p>
      <text:p text:style-name="P3">5. OKU sayı</text:p>
      <text:p text:style-name="P3">6. toplam=+sayı</text:p>
      <text:p text:style-name="P4"><text:span text:style-name="T2">7. sayac= 5 olana kadar adım 3 e git</text:span></text:p>
      <text:p text:style-name="P3">8. ortalama= toplam/5</text:p>
      <text:p text:style-name="P3">9. YAZ ortalama</text:p>
      <text:p text:style-name="P3">10. bitir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tr" fo:country="TR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tr" fo:country="TR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03-24T13:59:33.240460793</meta:creation-date>
    <dc:date>2020-03-24T14:24:26.996059545</dc:date>
    <meta:editing-duration>PT14M43S</meta:editing-duration>
    <meta:editing-cycles>1</meta:editing-cycles>
    <meta:document-statistic meta:table-count="0" meta:image-count="0" meta:object-count="0" meta:page-count="1" meta:paragraph-count="10" meta:word-count="35" meta:character-count="165" meta:non-whitespace-character-count="140"/>
    <meta:generator>LibreOffice/6.3.3.2$MacOSX_X86_64 LibreOffice_project/a64200df03143b798afd1ec74a12ab50359878ed</meta:generator>
  </office:meta>
</office:document-meta>
</file>